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53in"/>
    </style:style>
    <style:style style:name="co3" style:family="table-column">
      <style:table-column-properties fo:break-before="auto" style:column-width="1.370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Model</text:p>
          </table:table-cell>
          <table:table-cell table:style-name="ce1" office:value-type="string">
            <text:p>Property</text:p>
          </table:table-cell>
          <table:table-cell table:style-name="ce1" office:value-type="string">
            <text:p>Theta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Beta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Result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Simulation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Max Proba Prism</text:p>
          </table:table-cell>
        </table:table-row>
        <table:table-row table:style-name="ro4">
          <table:table-cell office:value-type="string">
            <text:p>CSMA 3 4</text:p>
          </table:table-cell>
          <table:table-cell office:value-type="string">
            <text:p>all before max 15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string">
            <text:p>Undecided</text:p>
          </table:table-cell>
          <table:table-cell office:value-type="float" office:value="7">
            <text:p>7</text:p>
          </table:table-cell>
          <table:table-cell office:value-type="float" office:value="685">
            <text:p>685</text:p>
          </table:table-cell>
          <table:table-cell office:value-type="string">
            <text:p>0.499s</text:p>
          </table:table-cell>
          <table:table-cell office:value-type="float" office:value="0.86">
            <text:p>0.86</text:p>
          </table:table-cell>
        </table:table-row>
        <table:table-row table:style-name="ro4">
          <table:table-cell office:value-type="string">
            <text:p>CSMA 3 4</text:p>
          </table:table-cell>
          <table:table-cell office:value-type="string">
            <text:p>all before max 15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200">
            <text:p>200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float" office:value="739">
            <text:p>739</text:p>
          </table:table-cell>
          <table:table-cell office:value-type="string">
            <text:p>0.489s</text:p>
          </table:table-cell>
          <table:table-cell office:value-type="float" office:value="0.86">
            <text:p>0.86</text:p>
          </table:table-cell>
        </table:table-row>
        <table:table-row table:style-name="ro4">
          <table:table-cell office:value-type="string">
            <text:p>CSMA 3 4</text:p>
          </table:table-cell>
          <table:table-cell office:value-type="string">
            <text:p>all before max 15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string">
            <text:p>0.162s</text:p>
          </table:table-cell>
          <table:table-cell office:value-type="float" office:value="0.86">
            <text:p>0.86</text:p>
          </table:table-cell>
        </table:table-row>
        <table:table-row table:style-name="ro4">
          <table:table-cell office:value-type="string">
            <text:p>CSMA 3 4</text:p>
          </table:table-cell>
          <table:table-cell office:value-type="string">
            <text:p>all before max 15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Undecided</text:p>
          </table:table-cell>
          <table:table-cell office:value-type="float" office:value="10">
            <text:p>10</text:p>
          </table:table-cell>
          <table:table-cell office:value-type="float" office:value="4517">
            <text:p>4517</text:p>
          </table:table-cell>
          <table:table-cell office:value-type="string">
            <text:p>2.78s</text:p>
          </table:table-cell>
          <table:table-cell office:value-type="float" office:value="0.86">
            <text:p>0.86</text:p>
          </table:table-cell>
        </table:table-row>
        <table:table-row table:style-name="ro4">
          <table:table-cell office:value-type="string">
            <text:p>CSMA 3 4</text:p>
          </table:table-cell>
          <table:table-cell office:value-type="string">
            <text:p>all before max 15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float" office:value="5856">
            <text:p>5856</text:p>
          </table:table-cell>
          <table:table-cell office:value-type="string">
            <text:p>3.53s</text:p>
          </table:table-cell>
          <table:table-cell office:value-type="float" office:value="0.86">
            <text:p>0.86</text:p>
          </table:table-cell>
        </table:table-row>
        <table:table-row table:style-name="ro4">
          <table:table-cell office:value-type="string">
            <text:p>CSMA 3 4</text:p>
          </table:table-cell>
          <table:table-cell office:value-type="string">
            <text:p>all before max 15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0">
            <text:p>5000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float" office:value="18165">
            <text:p>18165</text:p>
          </table:table-cell>
          <table:table-cell office:value-type="string">
            <text:p>11.7s</text:p>
          </table:table-cell>
          <table:table-cell office:value-type="float" office:value="0.86">
            <text:p>0.86</text:p>
          </table:table-cell>
        </table:table-row>
        <table:table-row table:style-name="ro4">
          <table:table-cell office:value-type="string">
            <text:p>CSMA 3 4</text:p>
          </table:table-cell>
          <table:table-cell office:value-type="string">
            <text:p>all before max 150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0">
            <text:p>5000</text:p>
          </table:table-cell>
          <table:table-cell table:style-name="ce2" office:value-type="string">
            <text:p>False</text:p>
          </table:table-cell>
          <table:table-cell office:value-type="float" office:value="13">
            <text:p>13</text:p>
          </table:table-cell>
          <table:table-cell office:value-type="float" office:value="61618">
            <text:p>61618</text:p>
          </table:table-cell>
          <table:table-cell office:value-type="string">
            <text:p>36.6s</text:p>
          </table:table-cell>
          <table:table-cell office:value-type="float" office:value="0.86">
            <text:p>0.86</text:p>
          </table:table-cell>
        </table:table-row>
        <table:table-row table:style-name="ro4">
          <table:table-cell office:value-type="string">
            <text:p>CSMA 3 4</text:p>
          </table:table-cell>
          <table:table-cell office:value-type="string">
            <text:p>all before max 150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0">
            <text:p>10000</text:p>
          </table:table-cell>
          <table:table-cell table:style-name="ce2" office:value-type="string">
            <text:p>False</text:p>
          </table:table-cell>
          <table:table-cell office:value-type="float" office:value="14">
            <text:p>14</text:p>
          </table:table-cell>
          <table:table-cell office:value-type="float" office:value="133395">
            <text:p>133395</text:p>
          </table:table-cell>
          <table:table-cell office:value-type="string">
            <text:p>79.2s</text:p>
          </table:table-cell>
          <table:table-cell office:value-type="float" office:value="0.86">
            <text:p>0.86</text:p>
          </table:table-cell>
        </table:table-row>
        <table:table-row table:style-name="ro4">
          <table:table-cell office:value-type="string">
            <text:p>CSMA 3 4</text:p>
          </table:table-cell>
          <table:table-cell office:value-type="string">
            <text:p>all before max 150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table:style-name="ce2" office:value-type="string">
            <text:p>True</text:p>
          </table:table-cell>
          <table:table-cell office:value-type="float" office:value="14">
            <text:p>14</text:p>
          </table:table-cell>
          <table:table-cell office:value-type="float" office:value="1242204">
            <text:p>1242204</text:p>
          </table:table-cell>
          <table:table-cell office:value-type="string">
            <text:p>737s</text:p>
          </table:table-cell>
          <table:table-cell office:value-type="float" office:value="0.86">
            <text:p>0.86</text:p>
          </table:table-cell>
        </table:table-row>
        <table:table-row table:style-name="ro4">
          <table:table-cell office:value-type="string">
            <text:p>CSMA 3 4</text:p>
          </table:table-cell>
          <table:table-cell office:value-type="string">
            <text:p>all before max 150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string">
            <text:p>Undecided</text:p>
          </table:table-cell>
          <table:table-cell office:value-type="float" office:value="8">
            <text:p>8</text:p>
          </table:table-cell>
          <table:table-cell office:value-type="float" office:value="711">
            <text:p>711</text:p>
          </table:table-cell>
          <table:table-cell office:value-type="string">
            <text:p>0.496s</text:p>
          </table:table-cell>
          <table:table-cell office:value-type="float" office:value="0.86">
            <text:p>0.86</text:p>
          </table:table-cell>
        </table:table-row>
        <table:table-row table:style-name="ro4">
          <table:table-cell office:value-type="string">
            <text:p>CSMA 3 4</text:p>
          </table:table-cell>
          <table:table-cell office:value-type="string">
            <text:p>all before max 150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float" office:value="4755">
            <text:p>4755</text:p>
          </table:table-cell>
          <table:table-cell office:value-type="string">
            <text:p>2.91s</text:p>
          </table:table-cell>
          <table:table-cell office:value-type="float" office:value="0.86">
            <text:p>0.86</text:p>
          </table:table-cell>
        </table:table-row>
        <table:table-row table:style-name="ro4">
          <table:table-cell office:value-type="string">
            <text:p>CSMA 3 4</text:p>
          </table:table-cell>
          <table:table-cell office:value-type="string">
            <text:p>all before max 150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float" office:value="10541">
            <text:p>10541</text:p>
          </table:table-cell>
          <table:table-cell office:value-type="string">
            <text:p>6.34s</text:p>
          </table:table-cell>
          <table:table-cell office:value-type="float" office:value="0.86">
            <text:p>0.86</text:p>
          </table:table-cell>
        </table:table-row>
        <table:table-row table:style-name="ro4">
          <table:table-cell office:value-type="string">
            <text:p>CSMA 3 4</text:p>
          </table:table-cell>
          <table:table-cell office:value-type="string">
            <text:p>all before max 150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string">
            <text:p>Undecided</text:p>
          </table:table-cell>
          <table:table-cell office:value-type="float" office:value="8">
            <text:p>8</text:p>
          </table:table-cell>
          <table:table-cell office:value-type="float" office:value="732">
            <text:p>732</text:p>
          </table:table-cell>
          <table:table-cell office:value-type="string">
            <text:p>0.519s</text:p>
          </table:table-cell>
          <table:table-cell office:value-type="float" office:value="0.86">
            <text:p>0.86</text:p>
          </table:table-cell>
        </table:table-row>
        <table:table-row table:style-name="ro4">
          <table:table-cell office:value-type="string">
            <text:p>CSMA 3 4</text:p>
          </table:table-cell>
          <table:table-cell office:value-type="string">
            <text:p>all before max 150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office:value-type="float" office:value="4119">
            <text:p>4119</text:p>
          </table:table-cell>
          <table:table-cell office:value-type="string">
            <text:p>2.54s</text:p>
          </table:table-cell>
          <table:table-cell office:value-type="float" office:value="0.86">
            <text:p>0.86</text:p>
          </table:table-cell>
        </table:table-row>
        <table:table-row table:style-name="ro4">
          <table:table-cell office:value-type="string">
            <text:p>CSMA 3 4</text:p>
          </table:table-cell>
          <table:table-cell office:value-type="string">
            <text:p>all before max 150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office:value-type="float" office:value="8146">
            <text:p>8146</text:p>
          </table:table-cell>
          <table:table-cell office:value-type="string">
            <text:p>4.92s</text:p>
          </table:table-cell>
          <table:table-cell office:value-type="float" office:value="0.86">
            <text:p>0.86</text:p>
          </table:table-cell>
        </table:table-row>
        <table:table-row table:style-name="ro4">
          <table:table-cell table:number-columns-repeated="7"/>
          <table:table-cell table:style-name="ce2"/>
          <table:table-cell table:number-columns-repeated="4"/>
        </table:table-row>
        <table:table-row table:style-name="ro4">
          <table:table-cell office:value-type="string">
            <text:p>CSMA 3 6</text:p>
          </table:table-cell>
          <table:table-cell office:value-type="string">
            <text:p>all before max 150</text:p>
          </table:table-cell>
          <table:table-cell office:value-type="float" office:value="0.3">
            <text:p>0.3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string">
            <text:p>Undecided</text:p>
          </table:table-cell>
          <table:table-cell office:value-type="float" office:value="6">
            <text:p>6</text:p>
          </table:table-cell>
          <table:table-cell office:value-type="float" office:value="577">
            <text:p>577</text:p>
          </table:table-cell>
          <table:table-cell office:value-type="string">
            <text:p>0.474s</text:p>
          </table:table-cell>
          <table:table-cell office:value-type="float" office:value="0.477">
            <text:p>0.477</text:p>
          </table:table-cell>
        </table:table-row>
        <table:table-row table:style-name="ro4">
          <table:table-cell office:value-type="string">
            <text:p>CSMA 3 6</text:p>
          </table:table-cell>
          <table:table-cell office:value-type="string">
            <text:p>all before max 150</text:p>
          </table:table-cell>
          <table:table-cell office:value-type="float" office:value="0.3">
            <text:p>0.3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float" office:value="1687">
            <text:p>1687</text:p>
          </table:table-cell>
          <table:table-cell office:value-type="string">
            <text:p>1.29s</text:p>
          </table:table-cell>
          <table:table-cell office:value-type="float" office:value="0.477">
            <text:p>0.477</text:p>
          </table:table-cell>
        </table:table-row>
        <table:table-row table:style-name="ro4">
          <table:table-cell office:value-type="string">
            <text:p>CSMA 3 6</text:p>
          </table:table-cell>
          <table:table-cell office:value-type="string">
            <text:p>all before max 150</text:p>
          </table:table-cell>
          <table:table-cell office:value-type="float" office:value="0.3">
            <text:p>0.3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606">
            <text:p>606</text:p>
          </table:table-cell>
          <table:table-cell office:value-type="string">
            <text:p>0.440s</text:p>
          </table:table-cell>
          <table:table-cell office:value-type="float" office:value="0.477">
            <text:p>0.477</text:p>
          </table:table-cell>
        </table:table-row>
        <table:table-row table:style-name="ro4">
          <table:table-cell office:value-type="string">
            <text:p>CSMA 3 6</text:p>
          </table:table-cell>
          <table:table-cell office:value-type="string">
            <text:p>all before max 150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Undecided</text:p>
          </table:table-cell>
          <table:table-cell office:value-type="float" office:value="8">
            <text:p>8</text:p>
          </table:table-cell>
          <table:table-cell office:value-type="float" office:value="3705">
            <text:p>3705</text:p>
          </table:table-cell>
          <table:table-cell office:value-type="string">
            <text:p>2.55s</text:p>
          </table:table-cell>
          <table:table-cell office:value-type="float" office:value="0.477">
            <text:p>0.477</text:p>
          </table:table-cell>
        </table:table-row>
        <table:table-row table:style-name="ro4">
          <table:table-cell office:value-type="string">
            <text:p>CSMA 3 6</text:p>
          </table:table-cell>
          <table:table-cell office:value-type="string">
            <text:p>all before max 150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float" office:value="7360">
            <text:p>7360</text:p>
          </table:table-cell>
          <table:table-cell office:value-type="string">
            <text:p>5.15s</text:p>
          </table:table-cell>
          <table:table-cell office:value-type="float" office:value="0.477">
            <text:p>0.477</text:p>
          </table:table-cell>
        </table:table-row>
        <table:table-row table:style-name="ro4">
          <table:table-cell office:value-type="string">
            <text:p>CSMA 3 6</text:p>
          </table:table-cell>
          <table:table-cell office:value-type="string">
            <text:p>all before max 150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0">
            <text:p>5000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float" office:value="18390">
            <text:p>18390</text:p>
          </table:table-cell>
          <table:table-cell office:value-type="string">
            <text:p>12.6s</text:p>
          </table:table-cell>
          <table:table-cell office:value-type="float" office:value="0.477">
            <text:p>0.477</text:p>
          </table:table-cell>
        </table:table-row>
        <table:table-row table:style-name="ro4">
          <table:table-cell office:value-type="string">
            <text:p>CSMA 3 6</text:p>
          </table:table-cell>
          <table:table-cell office:value-type="string">
            <text:p>all before max 150</text:p>
          </table:table-cell>
          <table:table-cell office:value-type="float" office:value="0.45">
            <text:p>0.4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Undecided</text:p>
          </table:table-cell>
          <table:table-cell office:value-type="float" office:value="10">
            <text:p>10</text:p>
          </table:table-cell>
          <table:table-cell office:value-type="float" office:value="9682">
            <text:p>9682</text:p>
          </table:table-cell>
          <table:table-cell office:value-type="string">
            <text:p>6.51s</text:p>
          </table:table-cell>
          <table:table-cell office:value-type="float" office:value="0.477">
            <text:p>0.477</text:p>
          </table:table-cell>
        </table:table-row>
        <table:table-row table:style-name="ro4">
          <table:table-cell office:value-type="string">
            <text:p>CSMA 3 6</text:p>
          </table:table-cell>
          <table:table-cell office:value-type="string">
            <text:p>all before max 150</text:p>
          </table:table-cell>
          <table:table-cell office:value-type="float" office:value="0.45">
            <text:p>0.4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0">
            <text:p>5000</text:p>
          </table:table-cell>
          <table:table-cell office:value-type="string">
            <text:p>Undecided</text:p>
          </table:table-cell>
          <table:table-cell office:value-type="float" office:value="12">
            <text:p>12</text:p>
          </table:table-cell>
          <table:table-cell office:value-type="float" office:value="58412">
            <text:p>58412</text:p>
          </table:table-cell>
          <table:table-cell office:value-type="string">
            <text:p>39.5s</text:p>
          </table:table-cell>
          <table:table-cell office:value-type="float" office:value="0.477">
            <text:p>0.477</text:p>
          </table:table-cell>
        </table:table-row>
        <table:table-row table:style-name="ro4">
          <table:table-cell office:value-type="string">
            <text:p>CSMA 3 6</text:p>
          </table:table-cell>
          <table:table-cell office:value-type="string">
            <text:p>all before max 150</text:p>
          </table:table-cell>
          <table:table-cell office:value-type="float" office:value="0.45">
            <text:p>0.4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0">
            <text:p>10000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float" office:value="118341">
            <text:p>118341</text:p>
          </table:table-cell>
          <table:table-cell office:value-type="string">
            <text:p>79.2s</text:p>
          </table:table-cell>
          <table:table-cell office:value-type="float" office:value="0.477">
            <text:p>0.477</text:p>
          </table:table-cell>
        </table:table-row>
        <table:table-row table:style-name="ro4">
          <table:table-cell office:value-type="string">
            <text:p>CSMA 3 6</text:p>
          </table:table-cell>
          <table:table-cell office:value-type="string">
            <text:p>all before max 15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Undecided</text:p>
          </table:table-cell>
          <table:table-cell office:value-type="float" office:value="10">
            <text:p>10</text:p>
          </table:table-cell>
          <table:table-cell office:value-type="float" office:value="9762">
            <text:p>9762</text:p>
          </table:table-cell>
          <table:table-cell office:value-type="string">
            <text:p>6.99s</text:p>
          </table:table-cell>
          <table:table-cell office:value-type="float" office:value="0.477">
            <text:p>0.477</text:p>
          </table:table-cell>
        </table:table-row>
        <table:table-row table:style-name="ro4">
          <table:table-cell office:value-type="string">
            <text:p>CSMA 3 6</text:p>
          </table:table-cell>
          <table:table-cell office:value-type="string">
            <text:p>all before max 15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0">
            <text:p>5000</text:p>
          </table:table-cell>
          <table:table-cell table:style-name="ce2" office:value-type="string">
            <text:p>False</text:p>
          </table:table-cell>
          <table:table-cell office:value-type="float" office:value="12">
            <text:p>12</text:p>
          </table:table-cell>
          <table:table-cell office:value-type="float" office:value="58773">
            <text:p>58773</text:p>
          </table:table-cell>
          <table:table-cell office:value-type="string">
            <text:p>39.3s</text:p>
          </table:table-cell>
          <table:table-cell office:value-type="float" office:value="0.477">
            <text:p>0.477</text:p>
          </table:table-cell>
        </table:table-row>
        <table:table-row table:style-name="ro4">
          <table:table-cell office:value-type="string">
            <text:p>CSMA 3 6</text:p>
          </table:table-cell>
          <table:table-cell office:value-type="string">
            <text:p>all before max 15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0">
            <text:p>10000</text:p>
          </table:table-cell>
          <table:table-cell table:style-name="ce2" office:value-type="string">
            <text:p>False</text:p>
          </table:table-cell>
          <table:table-cell office:value-type="float" office:value="12">
            <text:p>12</text:p>
          </table:table-cell>
          <table:table-cell office:value-type="float" office:value="118120">
            <text:p>118120</text:p>
          </table:table-cell>
          <table:table-cell office:value-type="string">
            <text:p>79.3s</text:p>
          </table:table-cell>
          <table:table-cell office:value-type="float" office:value="0.477">
            <text:p>0.477</text:p>
          </table:table-cell>
        </table:table-row>
        <table:table-row table:style-name="ro4">
          <table:table-cell office:value-type="string">
            <text:p>CSMA 3 6</text:p>
          </table:table-cell>
          <table:table-cell office:value-type="string">
            <text:p>all before max 15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string">
            <text:p>Undecided</text:p>
          </table:table-cell>
          <table:table-cell office:value-type="float" office:value="7">
            <text:p>7</text:p>
          </table:table-cell>
          <table:table-cell office:value-type="float" office:value="629">
            <text:p>629</text:p>
          </table:table-cell>
          <table:table-cell office:value-type="string">
            <text:p>0.501s</text:p>
          </table:table-cell>
          <table:table-cell office:value-type="float" office:value="0.477">
            <text:p>0.477</text:p>
          </table:table-cell>
        </table:table-row>
        <table:table-row table:style-name="ro4">
          <table:table-cell office:value-type="string">
            <text:p>CSMA 3 6</text:p>
          </table:table-cell>
          <table:table-cell office:value-type="string">
            <text:p>all before max 15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table:style-name="ce2" office:value-type="string">
            <text:p>False</text:p>
          </table:table-cell>
          <table:table-cell office:value-type="float" office:value="8">
            <text:p>8</text:p>
          </table:table-cell>
          <table:table-cell office:value-type="float" office:value="3805">
            <text:p>3805</text:p>
          </table:table-cell>
          <table:table-cell office:value-type="string">
            <text:p>2.62s</text:p>
          </table:table-cell>
          <table:table-cell office:value-type="float" office:value="0.477">
            <text:p>0.477</text:p>
          </table:table-cell>
        </table:table-row>
        <table:table-row table:style-name="ro4">
          <table:table-cell office:value-type="string">
            <text:p>CSMA 3 6</text:p>
          </table:table-cell>
          <table:table-cell office:value-type="string">
            <text:p>all before max 15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table:style-name="ce2" office:value-type="string">
            <text:p>False</text:p>
          </table:table-cell>
          <table:table-cell office:value-type="float" office:value="8">
            <text:p>8</text:p>
          </table:table-cell>
          <table:table-cell office:value-type="float" office:value="7606">
            <text:p>7606</text:p>
          </table:table-cell>
          <table:table-cell office:value-type="string">
            <text:p>5.17s</text:p>
          </table:table-cell>
          <table:table-cell office:value-type="float" office:value="0.477">
            <text:p>0.477</text:p>
          </table:table-cell>
        </table:table-row>
        <table:table-row table:style-name="ro4">
          <table:table-cell table:number-columns-repeated="12"/>
        </table:table-row>
        <table:table-row table:style-name="ro4">
          <table:table-cell office:value-type="string">
            <text:p>CSMA 4 4</text:p>
          </table:table-cell>
          <table:table-cell office:value-type="string">
            <text:p>all before max 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string">
            <text:p>Undecided</text:p>
          </table:table-cell>
          <table:table-cell office:value-type="float" office:value="7">
            <text:p>7</text:p>
          </table:table-cell>
          <table:table-cell office:value-type="float" office:value="683">
            <text:p>683</text:p>
          </table:table-cell>
          <table:table-cell office:value-type="string">
            <text:p>0.679s</text:p>
          </table:table-cell>
          <table:table-cell office:value-type="string">
            <text:p>0.93 ?</text:p>
          </table:table-cell>
        </table:table-row>
        <table:table-row table:style-name="ro4">
          <table:table-cell office:value-type="string">
            <text:p>CSMA 4 4</text:p>
          </table:table-cell>
          <table:table-cell office:value-type="string">
            <text:p>all before max 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200">
            <text:p>200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string">
            <text:p>0.202s</text:p>
          </table:table-cell>
          <table:table-cell office:value-type="string">
            <text:p>0.93 ?</text:p>
          </table:table-cell>
        </table:table-row>
        <table:table-row table:style-name="ro4">
          <table:table-cell office:value-type="string">
            <text:p>CSMA 4 4</text:p>
          </table:table-cell>
          <table:table-cell office:value-type="string">
            <text:p>all before max 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string">
            <text:p>0.189s</text:p>
          </table:table-cell>
          <table:table-cell office:value-type="string">
            <text:p>0.93 ?</text:p>
          </table:table-cell>
        </table:table-row>
        <table:table-row table:style-name="ro4">
          <table:table-cell office:value-type="string">
            <text:p>CSMA 4 4</text:p>
          </table:table-cell>
          <table:table-cell office:value-type="string">
            <text:p>all before max 300</text:p>
          </table:table-cell>
          <table:table-cell office:value-type="float" office:value="0.7">
            <text:p>0.7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string">
            <text:p>Undecided</text:p>
          </table:table-cell>
          <table:table-cell office:value-type="float" office:value="7">
            <text:p>7</text:p>
          </table:table-cell>
          <table:table-cell office:value-type="float" office:value="611">
            <text:p>611</text:p>
          </table:table-cell>
          <table:table-cell office:value-type="string">
            <text:p>0.615s</text:p>
          </table:table-cell>
          <table:table-cell office:value-type="string">
            <text:p>0.93 ?</text:p>
          </table:table-cell>
        </table:table-row>
        <table:table-row table:style-name="ro4">
          <table:table-cell office:value-type="string">
            <text:p>CSMA 4 4</text:p>
          </table:table-cell>
          <table:table-cell office:value-type="string">
            <text:p>all before max 300</text:p>
          </table:table-cell>
          <table:table-cell office:value-type="float" office:value="0.7">
            <text:p>0.7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291">
            <text:p>291</text:p>
          </table:table-cell>
          <table:table-cell office:value-type="string">
            <text:p>0.285s</text:p>
          </table:table-cell>
          <table:table-cell office:value-type="string">
            <text:p>0.93 ?</text:p>
          </table:table-cell>
        </table:table-row>
        <table:table-row table:style-name="ro4">
          <table:table-cell office:value-type="string">
            <text:p>CSMA 4 4</text:p>
          </table:table-cell>
          <table:table-cell office:value-type="string">
            <text:p>all before max 300</text:p>
          </table:table-cell>
          <table:table-cell office:value-type="float" office:value="0.7">
            <text:p>0.7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string">
            <text:p>0.334s</text:p>
          </table:table-cell>
          <table:table-cell office:value-type="string">
            <text:p>0.93 ?</text:p>
          </table:table-cell>
        </table:table-row>
        <table:table-row table:style-name="ro4">
          <table:table-cell office:value-type="string">
            <text:p>CSMA 4 4</text:p>
          </table:table-cell>
          <table:table-cell office:value-type="string">
            <text:p>all before max 30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string">
            <text:p>Undecided</text:p>
          </table:table-cell>
          <table:table-cell office:value-type="float" office:value="7">
            <text:p>7</text:p>
          </table:table-cell>
          <table:table-cell office:value-type="float" office:value="623">
            <text:p>623</text:p>
          </table:table-cell>
          <table:table-cell office:value-type="string">
            <text:p>0.615s</text:p>
          </table:table-cell>
          <table:table-cell office:value-type="string">
            <text:p>0.93 ?</text:p>
          </table:table-cell>
        </table:table-row>
        <table:table-row table:style-name="ro4">
          <table:table-cell office:value-type="string">
            <text:p>CSMA 4 4</text:p>
          </table:table-cell>
          <table:table-cell office:value-type="string">
            <text:p>all before max 30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float" office:value="4560">
            <text:p>4560</text:p>
          </table:table-cell>
          <table:table-cell office:value-type="string">
            <text:p>3.98s</text:p>
          </table:table-cell>
          <table:table-cell office:value-type="string">
            <text:p>0.93 ?</text:p>
          </table:table-cell>
        </table:table-row>
        <table:table-row table:style-name="ro4">
          <table:table-cell office:value-type="string">
            <text:p>CSMA 4 4</text:p>
          </table:table-cell>
          <table:table-cell office:value-type="string">
            <text:p>all before max 30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float" office:value="3296">
            <text:p>3296</text:p>
          </table:table-cell>
          <table:table-cell office:value-type="string">
            <text:p>2.82s</text:p>
          </table:table-cell>
          <table:table-cell office:value-type="string">
            <text:p>0.93 ?</text:p>
          </table:table-cell>
        </table:table-row>
        <table:table-row table:style-name="ro4">
          <table:table-cell office:value-type="string">
            <text:p>CSMA 4 4</text:p>
          </table:table-cell>
          <table:table-cell office:value-type="string">
            <text:p>all before max 300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table:style-name="ce2" office:value-type="string">
            <text:p>Undecided</text:p>
          </table:table-cell>
          <table:table-cell office:value-type="float" office:value="10">
            <text:p>10</text:p>
          </table:table-cell>
          <table:table-cell office:value-type="float" office:value="4620">
            <text:p>4620</text:p>
          </table:table-cell>
          <table:table-cell office:value-type="string">
            <text:p>4.73s</text:p>
          </table:table-cell>
          <table:table-cell office:value-type="string">
            <text:p>0.93 ?</text:p>
          </table:table-cell>
        </table:table-row>
        <table:table-row table:style-name="ro4">
          <table:table-cell office:value-type="string">
            <text:p>CSMA 4 4</text:p>
          </table:table-cell>
          <table:table-cell office:value-type="string">
            <text:p>all before max 300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float" office:value="9862">
            <text:p>9862</text:p>
          </table:table-cell>
          <table:table-cell office:value-type="string">
            <text:p>8.59s</text:p>
          </table:table-cell>
          <table:table-cell office:value-type="string">
            <text:p>0.93 ?</text:p>
          </table:table-cell>
        </table:table-row>
        <table:table-row table:style-name="ro4">
          <table:table-cell office:value-type="string">
            <text:p>CSMA 4 4</text:p>
          </table:table-cell>
          <table:table-cell office:value-type="string">
            <text:p>all before max 300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0">
            <text:p>500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float" office:value="42567">
            <text:p>42567</text:p>
          </table:table-cell>
          <table:table-cell office:value-type="string">
            <text:p>36.2s</text:p>
          </table:table-cell>
          <table:table-cell office:value-type="string">
            <text:p>0.93 ?</text:p>
          </table:table-cell>
        </table:table-row>
        <table:table-row table:style-name="ro4">
          <table:table-cell office:value-type="string">
            <text:p>CSMA 4 4</text:p>
          </table:table-cell>
          <table:table-cell office:value-type="string">
            <text:p>all before max 300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string">
            <text:p>Undecided</text:p>
          </table:table-cell>
          <table:table-cell office:value-type="float" office:value="8">
            <text:p>8</text:p>
          </table:table-cell>
          <table:table-cell office:value-type="float" office:value="760">
            <text:p>760</text:p>
          </table:table-cell>
          <table:table-cell office:value-type="string">
            <text:p>0.783s</text:p>
          </table:table-cell>
          <table:table-cell office:value-type="string">
            <text:p>0.93 ?</text:p>
          </table:table-cell>
        </table:table-row>
        <table:table-row table:style-name="ro4">
          <table:table-cell office:value-type="string">
            <text:p>CSMA 4 4</text:p>
          </table:table-cell>
          <table:table-cell office:value-type="string">
            <text:p>all before max 300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office:value-type="float" office:value="4189">
            <text:p>4189</text:p>
          </table:table-cell>
          <table:table-cell office:value-type="string">
            <text:p>3.77s</text:p>
          </table:table-cell>
          <table:table-cell office:value-type="string">
            <text:p>0.93 ?</text:p>
          </table:table-cell>
        </table:table-row>
        <table:table-row table:style-name="ro4">
          <table:table-cell office:value-type="string">
            <text:p>CSMA 4 4</text:p>
          </table:table-cell>
          <table:table-cell office:value-type="string">
            <text:p>all before max 300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float" office:value="9390">
            <text:p>9390</text:p>
          </table:table-cell>
          <table:table-cell office:value-type="string">
            <text:p>8.36s</text:p>
          </table:table-cell>
          <table:table-cell office:value-type="string">
            <text:p>0.93 ?</text:p>
          </table:table-cell>
        </table:table-row>
        <table:table-row table:style-name="ro4">
          <table:table-cell office:value-type="string">
            <text:p>CSMA 4 4</text:p>
          </table:table-cell>
          <table:table-cell office:value-type="string">
            <text:p>all before max 300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0">
            <text:p>5000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float" office:value="52256">
            <text:p>52256</text:p>
          </table:table-cell>
          <table:table-cell office:value-type="string">
            <text:p>45.9s</text:p>
          </table:table-cell>
          <table:table-cell office:value-type="string">
            <text:p>0.93 ?</text:p>
          </table:table-cell>
        </table:table-row>
        <table:table-row table:style-name="ro4">
          <table:table-cell office:value-type="string">
            <text:p>CSMA 4 4</text:p>
          </table:table-cell>
          <table:table-cell office:value-type="string">
            <text:p>all before max 300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0">
            <text:p>10000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float" office:value="114213">
            <text:p>114213</text:p>
          </table:table-cell>
          <table:table-cell office:value-type="string">
            <text:p>100s</text:p>
          </table:table-cell>
          <table:table-cell office:value-type="string">
            <text:p>0.93 ?</text:p>
          </table:table-cell>
        </table:table-row>
        <table:table-row table:style-name="ro3">
          <table:table-cell table:number-columns-repeated="12"/>
        </table:table-row>
        <table:table-row table:style-name="ro4">
          <table:table-cell office:value-type="string">
            <text:p>CSMA 4 6</text:p>
          </table:table-cell>
          <table:table-cell office:value-type="string">
            <text:p>all before max 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string">
            <text:p>Undecided</text:p>
          </table:table-cell>
          <table:table-cell office:value-type="float" office:value="6">
            <text:p>6</text:p>
          </table:table-cell>
          <table:table-cell office:value-type="float" office:value="591">
            <text:p>591</text:p>
          </table:table-cell>
          <table:table-cell office:value-type="string">
            <text:p>0.838s</text:p>
          </table:table-cell>
          <table:table-cell/>
        </table:table-row>
        <table:table-row table:style-name="ro4">
          <table:table-cell office:value-type="string">
            <text:p>CSMA 4 6</text:p>
          </table:table-cell>
          <table:table-cell office:value-type="string">
            <text:p>all before max 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200">
            <text:p>200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string">
            <text:p>0.235s</text:p>
          </table:table-cell>
          <table:table-cell/>
        </table:table-row>
        <table:table-row table:style-name="ro4">
          <table:table-cell office:value-type="string">
            <text:p>CSMA 4 6</text:p>
          </table:table-cell>
          <table:table-cell office:value-type="string">
            <text:p>all before max 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string">
            <text:p>0.452s</text:p>
          </table:table-cell>
          <table:table-cell/>
        </table:table-row>
        <table:table-row table:style-name="ro4">
          <table:table-cell office:value-type="string">
            <text:p>CSMA 4 6</text:p>
          </table:table-cell>
          <table:table-cell office:value-type="string">
            <text:p>all before max 300</text:p>
          </table:table-cell>
          <table:table-cell office:value-type="float" office:value="0.7">
            <text:p>0.7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">
            <text:p>100</text:p>
          </table:table-cell>
          <table:table-cell office:value-type="string">
            <text:p>Undecided</text:p>
          </table:table-cell>
          <table:table-cell office:value-type="float" office:value="8">
            <text:p>8</text:p>
          </table:table-cell>
          <table:table-cell office:value-type="float" office:value="723">
            <text:p>723</text:p>
          </table:table-cell>
          <table:table-cell office:value-type="string">
            <text:p>0.964s</text:p>
          </table:table-cell>
          <table:table-cell/>
        </table:table-row>
        <table:table-row table:style-name="ro4">
          <table:table-cell office:value-type="string">
            <text:p>CSMA 4 6</text:p>
          </table:table-cell>
          <table:table-cell office:value-type="string">
            <text:p>all before max 300</text:p>
          </table:table-cell>
          <table:table-cell office:value-type="float" office:value="0.7">
            <text:p>0.7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200">
            <text:p>200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float" office:value="1232">
            <text:p>1232</text:p>
          </table:table-cell>
          <table:table-cell office:value-type="string">
            <text:p>1.47s</text:p>
          </table:table-cell>
          <table:table-cell/>
        </table:table-row>
        <table:table-row table:style-name="ro4">
          <table:table-cell office:value-type="string">
            <text:p>CSMA 4 6</text:p>
          </table:table-cell>
          <table:table-cell office:value-type="string">
            <text:p>all before max 300</text:p>
          </table:table-cell>
          <table:table-cell office:value-type="float" office:value="0.7">
            <text:p>0.7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string">
            <text:p>0.277s</text:p>
          </table:table-cell>
          <table:table-cell/>
        </table:table-row>
        <table:table-row table:style-name="ro4">
          <table:table-cell office:value-type="string">
            <text:p>CSMA 4 6</text:p>
          </table:table-cell>
          <table:table-cell office:value-type="string">
            <text:p>all before max 30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200">
            <text:p>200</text:p>
          </table:table-cell>
          <table:table-cell office:value-type="string">
            <text:p>Undecided</text:p>
          </table:table-cell>
          <table:table-cell office:value-type="float" office:value="9">
            <text:p>9</text:p>
          </table:table-cell>
          <table:table-cell office:value-type="float" office:value="1606">
            <text:p>1606</text:p>
          </table:table-cell>
          <table:table-cell office:value-type="string">
            <text:p>1.95s</text:p>
          </table:table-cell>
          <table:table-cell/>
        </table:table-row>
        <table:table-row table:style-name="ro4">
          <table:table-cell office:value-type="string">
            <text:p>CSMA 4 6</text:p>
          </table:table-cell>
          <table:table-cell office:value-type="string">
            <text:p>all before max 30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300">
            <text:p>300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float" office:value="2115">
            <text:p>2115</text:p>
          </table:table-cell>
          <table:table-cell office:value-type="string">
            <text:p>2.45s</text:p>
          </table:table-cell>
          <table:table-cell/>
        </table:table-row>
        <table:table-row table:style-name="ro4">
          <table:table-cell office:value-type="string">
            <text:p>CSMA 4 6</text:p>
          </table:table-cell>
          <table:table-cell office:value-type="string">
            <text:p>all before max 30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office:value-type="string">
            <text:p>0.426s</text:p>
          </table:table-cell>
          <table:table-cell/>
        </table:table-row>
        <table:table-row table:style-name="ro4">
          <table:table-cell office:value-type="string">
            <text:p>CSMA 4 6</text:p>
          </table:table-cell>
          <table:table-cell office:value-type="string">
            <text:p>all before max 300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Undecided</text:p>
          </table:table-cell>
          <table:table-cell office:value-type="float" office:value="10">
            <text:p>10</text:p>
          </table:table-cell>
          <table:table-cell office:value-type="float" office:value="4626">
            <text:p>4626</text:p>
          </table:table-cell>
          <table:table-cell office:value-type="string">
            <text:p>5.23s</text:p>
          </table:table-cell>
          <table:table-cell/>
        </table:table-row>
        <table:table-row table:style-name="ro4">
          <table:table-cell office:value-type="string">
            <text:p>CSMA 4 6</text:p>
          </table:table-cell>
          <table:table-cell office:value-type="string">
            <text:p>all before max 300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float" office:value="4932">
            <text:p>4932</text:p>
          </table:table-cell>
          <table:table-cell office:value-type="string">
            <text:p>5.58s</text:p>
          </table:table-cell>
          <table:table-cell/>
        </table:table-row>
        <table:table-row table:style-name="ro4">
          <table:table-cell office:value-type="string">
            <text:p>CSMA 4 6</text:p>
          </table:table-cell>
          <table:table-cell office:value-type="string">
            <text:p>all before max 300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0">
            <text:p>5000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1882">
            <text:p>1882</text:p>
          </table:table-cell>
          <table:table-cell office:value-type="string">
            <text:p>2.14s</text:p>
          </table:table-cell>
          <table:table-cell/>
        </table:table-row>
        <table:table-row table:style-name="ro4">
          <table:table-cell office:value-type="string">
            <text:p>CSMA 4 6</text:p>
          </table:table-cell>
          <table:table-cell office:value-type="string">
            <text:p>all before max 300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200">
            <text:p>200</text:p>
          </table:table-cell>
          <table:table-cell office:value-type="string">
            <text:p>Undecided</text:p>
          </table:table-cell>
          <table:table-cell office:value-type="float" office:value="9">
            <text:p>9</text:p>
          </table:table-cell>
          <table:table-cell office:value-type="float" office:value="1699">
            <text:p>1699</text:p>
          </table:table-cell>
          <table:table-cell office:value-type="string">
            <text:p>2.43s</text:p>
          </table:table-cell>
          <table:table-cell/>
        </table:table-row>
        <table:table-row table:style-name="ro4">
          <table:table-cell office:value-type="string">
            <text:p>CSMA 4 6</text:p>
          </table:table-cell>
          <table:table-cell office:value-type="string">
            <text:p>all before max 300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">
            <text:p>500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float" office:value="4737">
            <text:p>4737</text:p>
          </table:table-cell>
          <table:table-cell office:value-type="string">
            <text:p>5.29s</text:p>
          </table:table-cell>
          <table:table-cell/>
        </table:table-row>
        <table:table-row table:style-name="ro4">
          <table:table-cell office:value-type="string">
            <text:p>CSMA 4 6</text:p>
          </table:table-cell>
          <table:table-cell office:value-type="string">
            <text:p>all before max 300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">
            <text:p>1000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float" office:value="10518">
            <text:p>10518</text:p>
          </table:table-cell>
          <table:table-cell office:value-type="string">
            <text:p>11.8s</text:p>
          </table:table-cell>
          <table:table-cell/>
        </table:table-row>
        <table:table-row table:style-name="ro4">
          <table:table-cell office:value-type="string">
            <text:p>CSMA 4 6</text:p>
          </table:table-cell>
          <table:table-cell office:value-type="string">
            <text:p>all before max 300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5000">
            <text:p>5000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float" office:value="62370">
            <text:p>62370</text:p>
          </table:table-cell>
          <table:table-cell office:value-type="string">
            <text:p>67.8s</text:p>
          </table:table-cell>
          <table:table-cell/>
        </table:table-row>
        <table:table-row table:style-name="ro4">
          <table:table-cell office:value-type="string">
            <text:p>CSMA 4 6</text:p>
          </table:table-cell>
          <table:table-cell office:value-type="string">
            <text:p>all before max 300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0">
            <text:p>10000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float" office:value="124944">
            <text:p>124944</text:p>
          </table:table-cell>
          <table:table-cell office:value-type="string">
            <text:p>136s</text:p>
          </table:table-cell>
          <table:table-cell/>
        </table:table-row>
        <table:table-row table:style-name="ro4">
          <table:table-cell office:value-type="string">
            <text:p>CSMA 4 6</text:p>
          </table:table-cell>
          <table:table-cell office:value-type="string">
            <text:p>all before max 300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100000">
            <text:p>100000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float" office:value="1244414">
            <text:p>1244414</text:p>
          </table:table-cell>
          <table:table-cell office:value-type="string">
            <text:p>1382s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-MARIE TRAONOUEZ</meta:initial-creator>
    <meta:creation-date>2014-08-25T16:23:47</meta:creation-date>
    <dc:date>2014-08-26T14:37:37</dc:date>
    <dc:creator>LOUIS-MARIE TRAONOUEZ</dc:creator>
    <meta:editing-duration>PT7H26M42S</meta:editing-duration>
    <meta:editing-cycles>213</meta:editing-cycles>
    <meta:generator>LibreOffice/3.5$Linux_X86_64 LibreOffice_project/350m1$Build-2</meta:generator>
    <meta:document-statistic meta:table-count="3" meta:cell-count="774" meta:object-count="0"/>
  </office:meta>
</office:document-meta>
</file>